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588322514732" calcext:value-type="float">
            <text:p>697.588322514732</text:p>
          </table:table-cell>
          <table:table-cell office:value-type="float" office:value="705.311067967763" calcext:value-type="float">
            <text:p>705.311067967763</text:p>
          </table:table-cell>
          <table:table-cell table:formula="of:=100*([.B2]/[.C2]-1)" office:value-type="float" office:value="-1.0949417645299" calcext:value-type="float">
            <text:p>-1.0949417645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10.19890684982" calcext:value-type="float">
            <text:p>710.19890684982</text:p>
          </table:table-cell>
          <table:table-cell office:value-type="float" office:value="481.422143559826" calcext:value-type="float">
            <text:p>481.422143559826</text:p>
          </table:table-cell>
          <table:table-cell table:formula="of:=100*([.B3]/[.C3]-1)" office:value-type="float" office:value="47.521030420065" calcext:value-type="float">
            <text:p>47.521030420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20.515080141852" calcext:value-type="float">
            <text:p>720.515080141852</text:p>
          </table:table-cell>
          <table:table-cell office:value-type="float" office:value="670.599620232429" calcext:value-type="float">
            <text:p>670.599620232429</text:p>
          </table:table-cell>
          <table:table-cell table:formula="of:=100*([.B4]/[.C4]-1)" office:value-type="float" office:value="7.44340712452578" calcext:value-type="float">
            <text:p>7.44340712452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21.005358909901" calcext:value-type="float">
            <text:p>721.005358909901</text:p>
          </table:table-cell>
          <table:table-cell office:value-type="float" office:value="670.813281930091" calcext:value-type="float">
            <text:p>670.813281930091</text:p>
          </table:table-cell>
          <table:table-cell table:formula="of:=100*([.B5]/[.C5]-1)" office:value-type="float" office:value="7.4822723896276" calcext:value-type="float">
            <text:p>7.4822723896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66.788487621783" calcext:value-type="float">
            <text:p>766.788487621783</text:p>
          </table:table-cell>
          <table:table-cell office:value-type="float" office:value="598.348615157518" calcext:value-type="float">
            <text:p>598.348615157518</text:p>
          </table:table-cell>
          <table:table-cell table:formula="of:=100*([.B6]/[.C6]-1)" office:value-type="float" office:value="28.1507917286518" calcext:value-type="float">
            <text:p>28.1507917286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8.569510361644" calcext:value-type="float">
            <text:p>708.569510361644</text:p>
          </table:table-cell>
          <table:table-cell office:value-type="float" office:value="481.855873780426" calcext:value-type="float">
            <text:p>481.855873780426</text:p>
          </table:table-cell>
          <table:table-cell table:formula="of:=100*([.B7]/[.C7]-1)" office:value-type="float" office:value="47.0500929671198" calcext:value-type="float">
            <text:p>47.0500929671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9.174816387614" calcext:value-type="float">
            <text:p>769.174816387614</text:p>
          </table:table-cell>
          <table:table-cell office:value-type="float" office:value="779.689613249124" calcext:value-type="float">
            <text:p>779.689613249124</text:p>
          </table:table-cell>
          <table:table-cell table:formula="of:=100*([.B8]/[.C8]-1)" office:value-type="float" office:value="-1.34858752545044" calcext:value-type="float">
            <text:p>-1.34858752545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645.635092970193" calcext:value-type="float">
            <text:p>645.635092970193</text:p>
          </table:table-cell>
          <table:table-cell office:value-type="float" office:value="364.590455859049" calcext:value-type="float">
            <text:p>364.590455859049</text:p>
          </table:table-cell>
          <table:table-cell table:formula="of:=100*([.B9]/[.C9]-1)" office:value-type="float" office:value="77.085023097751" calcext:value-type="float">
            <text:p>77.08502309775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26:59.396873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06-01T08:18:55.358583112</dc:date>
    <dc:creator>Davide Ancona</dc:creator>
    <meta:editing-duration>PT2H8M53S</meta:editing-duration>
    <meta:editing-cycles>24</meta:editing-cycles>
    <meta:generator>LibreOffice/5.3.4.2$Linux_X86_64 LibreOffice_project/30$Build-2</meta:generator>
    <meta:document-statistic meta:table-count="1" meta:cell-count="36" meta:object-count="0"/>
  </office:meta>
</office:document-meta>
</file>